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Modification des série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table:style-name="Default"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« Editer »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« Editer »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Séries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éalisation du front de « Editer »</text:p>
          </table:table-cell>
          <table:table-cell office:value-type="string" calcext:value-type="string">
            <text:p>A, B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e la connexion au modèle Séries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jout de la fonctionnalité au contrôleur Séries</text:p>
          </table:table-cell>
          <table:table-cell office:value-type="string" calcext:value-type="string">
            <text:p>A, E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table:number-columns-repeated="3"/>
          <table:table-cell table:style-name="ce1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3:26.624747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1:32:19.702315252</meta:creation-date>
    <meta:generator>LibreOffice/5.1.4.2$Linux_X86_64 LibreOffice_project/10m0$Build-2</meta:generator>
    <dc:date>2017-02-02T17:02:04.467026240</dc:date>
    <meta:editing-duration>PT1M35S</meta:editing-duration>
    <meta:editing-cycles>2</meta:editing-cycles>
    <meta:document-statistic meta:table-count="1" meta:cell-count="29" meta:object-count="0"/>
  </office:meta>
</office:document-meta>
</file>